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47a9" officeooo:paragraph-rsid="000a47a9"/>
    </style:style>
    <style:style style:name="P2" style:family="paragraph" style:parent-style-name="Standard">
      <style:text-properties fo:font-weight="bold" officeooo:paragraph-rsid="000a47a9" style:font-weight-asian="bold" style:font-weight-complex="bold"/>
    </style:style>
    <style:style style:name="P3" style:family="paragraph" style:parent-style-name="Standard">
      <style:text-properties fo:font-weight="bold" officeooo:rsid="000a47a9" officeooo:paragraph-rsid="000a47a9" style:font-weight-asian="bold" style:font-weight-complex="bold"/>
    </style:style>
    <style:style style:name="P4" style:family="paragraph" style:parent-style-name="Standard">
      <style:text-properties fo:font-weight="bold" officeooo:paragraph-rsid="000c16b7" style:font-weight-asian="bold" style:font-weight-complex="bold"/>
    </style:style>
    <style:style style:name="P5" style:family="paragraph" style:parent-style-name="Standard">
      <style:text-properties fo:font-weight="bold" officeooo:rsid="000c16b7" officeooo:paragraph-rsid="000c16b7" style:font-weight-asian="bold" style:font-weight-complex="bold"/>
    </style:style>
    <style:style style:name="P6" style:family="paragraph" style:parent-style-name="Standard">
      <style:text-properties fo:font-weight="bold" officeooo:paragraph-rsid="00106afe" style:font-weight-asian="bold" style:font-weight-complex="bold"/>
    </style:style>
    <style:style style:name="P7" style:family="paragraph" style:parent-style-name="Standard">
      <style:text-properties fo:font-weight="bold" officeooo:paragraph-rsid="00121dfa" style:font-weight-asian="bold" style:font-weight-complex="bold"/>
    </style:style>
    <style:style style:name="P8" style:family="paragraph" style:parent-style-name="Standard">
      <style:text-properties fo:font-weight="bold" officeooo:rsid="001320d0" officeooo:paragraph-rsid="001320d0" style:font-weight-asian="bold" style:font-weight-complex="bold"/>
    </style:style>
    <style:style style:name="P9" style:family="paragraph" style:parent-style-name="Standard">
      <style:text-properties fo:font-weight="normal" officeooo:paragraph-rsid="000c16b7" style:font-weight-asian="normal" style:font-weight-complex="normal"/>
    </style:style>
    <style:style style:name="P10" style:family="paragraph" style:parent-style-name="Standard">
      <style:text-properties fo:font-weight="normal" officeooo:rsid="000ec5e7" officeooo:paragraph-rsid="000ec5e7" style:font-weight-asian="normal" style:font-weight-complex="normal"/>
    </style:style>
    <style:style style:name="P11" style:family="paragraph" style:parent-style-name="Standard">
      <style:text-properties fo:font-weight="normal" officeooo:paragraph-rsid="00121dfa" style:font-weight-asian="normal" style:font-weight-complex="normal"/>
    </style:style>
    <style:style style:name="P12" style:family="paragraph" style:parent-style-name="Standard">
      <style:text-properties fo:font-weight="normal" officeooo:rsid="001320d0" officeooo:paragraph-rsid="001320d0" style:font-weight-asian="normal" style:font-weight-complex="normal"/>
    </style:style>
    <style:style style:name="P13" style:family="paragraph" style:parent-style-name="Standard">
      <style:text-properties officeooo:rsid="000d929a" officeooo:paragraph-rsid="000d929a"/>
    </style:style>
    <style:style style:name="P14" style:family="paragraph" style:parent-style-name="Preformatted_20_Text">
      <style:text-properties fo:font-weight="bold" officeooo:rsid="00106afe" officeooo:paragraph-rsid="001348c3" style:font-weight-asian="bold" style:font-weight-complex="bold"/>
    </style:style>
    <style:style style:name="P15" style:family="paragraph" style:parent-style-name="Preformatted_20_Text">
      <style:text-properties fo:font-size="12pt" fo:font-weight="bold" officeooo:paragraph-rsid="001348c3" style:font-size-asian="12pt" style:font-weight-asian="bold" style:font-size-complex="12pt" style:font-weight-complex="bold"/>
    </style:style>
    <style:style style:name="P16" style:family="paragraph" style:parent-style-name="Preformatted_20_Text">
      <style:text-properties fo:font-size="12pt" fo:font-weight="bold" officeooo:paragraph-rsid="00153553" style:font-size-asian="12pt" style:font-weight-asian="bold" style:font-size-complex="12pt" style:font-weight-complex="bold"/>
    </style:style>
    <style:style style:name="P17" style:family="paragraph" style:parent-style-name="Preformatted_20_Text">
      <style:text-properties fo:font-size="12pt" fo:font-weight="bold" officeooo:paragraph-rsid="0016cb22" style:font-size-asian="12pt" style:font-weight-asian="bold" style:font-size-complex="12pt" style:font-weight-complex="bold"/>
    </style:style>
    <style:style style:name="P18" style:family="paragraph" style:parent-style-name="Preformatted_20_Text">
      <style:text-properties fo:font-size="12pt" fo:font-weight="bold" officeooo:paragraph-rsid="0016dc24" style:font-size-asian="12pt" style:font-weight-asian="bold" style:font-size-complex="12pt" style:font-weight-complex="bold"/>
    </style:style>
    <style:style style:name="P19" style:family="paragraph" style:parent-style-name="Preformatted_20_Text">
      <style:text-properties fo:font-size="12pt" fo:font-weight="normal" officeooo:rsid="00106afe" officeooo:paragraph-rsid="001348c3" style:font-size-asian="10.5pt" style:font-weight-asian="normal" style:font-size-complex="12pt" style:font-weight-complex="normal"/>
    </style:style>
    <style:style style:name="P20" style:family="paragraph" style:parent-style-name="Preformatted_20_Text">
      <style:text-properties fo:font-size="12pt" fo:font-weight="normal" officeooo:paragraph-rsid="00153553" style:font-size-asian="12pt" style:font-weight-asian="normal" style:font-size-complex="12pt" style:font-weight-complex="normal"/>
    </style:style>
    <style:style style:name="P21" style:family="paragraph" style:parent-style-name="Preformatted_20_Text">
      <style:text-properties fo:font-size="12pt" fo:font-weight="normal" officeooo:paragraph-rsid="0016cb22" style:font-size-asian="12pt" style:font-weight-asian="normal" style:font-size-complex="12pt" style:font-weight-complex="normal"/>
    </style:style>
    <style:style style:name="P22" style:family="paragraph" style:parent-style-name="Preformatted_20_Text">
      <style:text-properties fo:font-size="12pt" fo:font-weight="normal" officeooo:rsid="0016dc24" officeooo:paragraph-rsid="0016dc24" style:font-size-asian="12pt" style:font-weight-asian="normal" style:font-size-complex="12pt" style:font-weight-complex="normal"/>
    </style:style>
    <style:style style:name="P23" style:family="paragraph" style:parent-style-name="Preformatted_20_Text">
      <style:text-properties fo:font-size="12pt" fo:font-weight="normal" officeooo:paragraph-rsid="0016dc24" style:font-size-asian="12pt" style:font-weight-asian="normal" style:font-size-complex="12pt" style:font-weight-complex="normal"/>
    </style:style>
    <style:style style:name="P24" style:family="paragraph" style:parent-style-name="Preformatted_20_Text">
      <style:text-properties officeooo:rsid="0016dc24" officeooo:paragraph-rsid="0016dc24"/>
    </style:style>
    <style:style style:name="P25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b2ea8" officeooo:paragraph-rsid="001b2ea8" style:font-size-asian="18pt" style:font-weight-asian="bold" style:font-size-complex="18pt" style:font-weight-complex="bold"/>
    </style:style>
    <style:style style:name="P26" style:family="paragraph" style:parent-style-name="Preformatted_20_Text">
      <style:paragraph-properties fo:text-align="start" style:justify-single-word="false"/>
      <style:text-properties fo:font-size="18pt" style:text-underline-style="none" fo:font-weight="normal" officeooo:rsid="001b2ea8" officeooo:paragraph-rsid="001b2ea8" style:font-size-asian="18pt" style:font-weight-asian="normal" style:font-size-complex="18pt" style:font-weight-complex="normal"/>
    </style:style>
    <style:style style:name="P27" style:family="paragraph" style:parent-style-name="Preformatted_20_Text">
      <style:paragraph-properties fo:text-align="start" style:justify-single-word="false"/>
      <style:text-properties fo:font-size="18pt" style:text-underline-style="none" fo:font-weight="normal" officeooo:rsid="001ccc97" officeooo:paragraph-rsid="001ccc97" style:font-size-asian="18pt" style:font-weight-asian="normal" style:font-size-complex="18pt" style:font-weight-complex="normal"/>
    </style:style>
    <style:style style:name="P28" style:family="paragraph" style:parent-style-name="Preformatted_20_Text">
      <style:paragraph-properties fo:margin-top="0.106cm" fo:margin-bottom="0.106cm" loext:contextual-spacing="false" fo:padding="0cm" fo:border="none"/>
      <style:text-properties fo:font-size="12pt" fo:font-weight="bold" style:font-size-asian="12pt" style:font-weight-asian="bold" style:font-size-complex="12pt" style:font-weight-complex="bold"/>
    </style:style>
    <style:style style:name="P29" style:family="paragraph" style:parent-style-name="Preformatted_20_Text">
      <style:paragraph-properties fo:margin-top="0.106cm" fo:margin-bottom="0.106cm" loext:contextual-spacing="false" fo:padding="0cm" fo:border="none"/>
      <style:text-properties fo:font-size="12pt" fo:font-weight="normal" style:font-size-asian="12pt" style:font-weight-asian="normal" style:font-size-complex="12pt" style:font-weight-complex="normal"/>
    </style:style>
    <style:style style:name="P30" style:family="paragraph" style:parent-style-name="Preformatted_20_Text">
      <style:text-properties fo:font-size="18pt" style:text-underline-style="none" fo:font-weight="normal" officeooo:rsid="001d1790" officeooo:paragraph-rsid="0016dc24" style:font-size-asian="18pt" style:font-weight-asian="normal" style:font-size-complex="18pt" style:font-weight-complex="normal"/>
    </style:style>
    <style:style style:name="T1" style:family="text">
      <style:text-properties officeooo:rsid="000a47a9"/>
    </style:style>
    <style:style style:name="T2" style:family="text">
      <style:text-properties officeooo:rsid="000c16b7"/>
    </style:style>
    <style:style style:name="T3" style:family="text">
      <style:text-properties officeooo:rsid="00106afe"/>
    </style:style>
    <style:style style:name="T4" style:family="text">
      <style:text-properties officeooo:rsid="00121dfa"/>
    </style:style>
    <style:style style:name="T5" style:family="text">
      <style:text-properties officeooo:rsid="001348c3"/>
    </style:style>
    <style:style style:name="T6" style:family="text">
      <style:text-properties officeooo:rsid="00153553"/>
    </style:style>
    <style:style style:name="T7" style:family="text">
      <style:text-properties officeooo:rsid="0016cb22"/>
    </style:style>
    <style:style style:name="T8" style:family="text">
      <style:text-properties officeooo:rsid="0016dc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. </text:span>Select employees first name, last name, job_id and salary whose first name starts with alphabet S</text:p>
      <text:p text:style-name="P1"/>
      <text:p text:style-name="P1">SELECT first_name, last_name, job_id, salary from employees </text:p>
      <text:p text:style-name="P1">WHERE LEFT(first_name, 1) = 'S';</text:p>
      <text:p text:style-name="P13">OR </text:p>
      <text:p text:style-name="P13">SELECT first_name, last_name, job_id, salary from employees </text:p>
      <text:p text:style-name="P13">WHERE first_name LIKE 'S%';</text:p>
      <text:p text:style-name="P1"/>
      <text:p text:style-name="P1"/>
      <text:p text:style-name="P2"><text:span text:style-name="T1">2. </text:span>Write a query to select employee with the highest salary</text:p>
      <text:p text:style-name="P3"/>
      <text:p text:style-name="P1">SELECT * from employees </text:p>
      <text:p text:style-name="P1">WHERE salary = (select Max(salary) from employees);</text:p>
      <text:p text:style-name="P1"/>
      <text:p text:style-name="P4"><text:span text:style-name="T2">3. </text:span>Select employee with the second highest salary</text:p>
      <text:p text:style-name="P4"/>
      <text:p text:style-name="P9">SELECT * FROM employees</text:p>
      <text:p text:style-name="P9">WHERE salary = (SELECT MAX(salary) from employees</text:p>
      <text:p text:style-name="P9">WHERE salary NOT IN (SELECT MAX(salary) from employees)); </text:p>
      <text:p text:style-name="P9"/>
      <text:p text:style-name="P10">OR</text:p>
      <text:p text:style-name="P10"/>
      <text:p text:style-name="P10">SELECT * FROM employees</text:p>
      <text:p text:style-name="P10">WHERE salary = (SELECT MAX(salary) from employees</text:p>
      <text:p text:style-name="P10">WHERE salary &lt; (SELECT MAX(salary) from employees)); </text:p>
      <text:p text:style-name="P10"/>
      <text:p text:style-name="P10">OR</text:p>
      <text:p text:style-name="P10"/>
      <text:p text:style-name="P10">SELECT * from employees</text:p>
      <text:p text:style-name="P10">WHERE salary = </text:p>
      <text:p text:style-name="P10">(SELECT salary FROM employees ORDER BY salary DESC LIMIT 1,1);</text:p>
      <text:p text:style-name="P9"/>
      <text:p text:style-name="P9"/>
      <text:p text:style-name="P5"/>
      <text:p text:style-name="P6"><text:span text:style-name="T3">4. </text:span>Fetch employees with 2nd or 3rd highest salary</text:p>
      <text:p text:style-name="P8"/>
      <text:p text:style-name="P12">SELECT * FROM employees </text:p>
      <text:p text:style-name="P12">WHERE salary = (SELECT DISTINCT salary FROM employees ORDER BY salary DESC LIMIT 2,1) OR</text:p>
      <text:p text:style-name="P12">salary = (SELECT DISTINCT salary FROM employees ORDER BY salary DESC LIMIT 1,1)</text:p>
      <text:p text:style-name="P6"/>
      <text:p text:style-name="P7"><text:span text:style-name="T4">5. </text:span>Write a query to select employees and their corresponding managers and their salaries</text:p>
      <text:p text:style-name="P7"/>
      <text:p text:style-name="P11">SELECT employee_id, first_name, last_name, manager_id, salary FROM employees;</text:p>
      <text:p text:style-name="P11"/>
      <text:p text:style-name="P7"><text:span text:style-name="T4">6. </text:span>Write a query to show count of employees under each manager in descending order</text:p>
      <text:p text:style-name="P7"/>
      <text:p text:style-name="P11">SELECT <text:s/>manager_id, COUNT(*) AS 'Employees' FROM `employees` </text:p>
      <text:p text:style-name="P11">GROUP BY manager_id</text:p>
      <text:p text:style-name="P11">ORDER BY Employees DESC</text:p>
      <text:p text:style-name="P11"/>
      <text:p text:style-name="P15"><text:soft-page-break/><text:span text:style-name="T5">7. </text:span>Find the count of employees in each department</text:p>
      <text:p text:style-name="P14"/>
      <text:p text:style-name="P19">SELECT department_id, COUNT(*) total_employees</text:p>
      <text:p text:style-name="P19">FROM `employees`</text:p>
      <text:p text:style-name="P19">GROUP BY department_id;</text:p>
      <text:p text:style-name="P19"/>
      <text:p text:style-name="P16"><text:span text:style-name="T6">8. </text:span>Get the count of employees hired year wise</text:p>
      <text:p text:style-name="P16"/>
      <text:p text:style-name="P20">SELECT extract(year from hire_date) Year, COUNT(*) total_employee FROM employees</text:p>
      <text:p text:style-name="P20">GROUP BY extract(year from hire_date);</text:p>
      <text:p text:style-name="P20"/>
      <text:p text:style-name="P17"><text:span text:style-name="T7">9. </text:span>Find the salary range of employee – lik min, max avg sal of emp</text:p>
      <text:p text:style-name="P17"/>
      <text:p text:style-name="P21"><text:span text:style-name="T8">Max Salary : </text:span>SELECT MAX(salary) FROM `employees`;</text:p>
      <text:p text:style-name="P22">Min Salary : SELECT MIN(salary) FROM `employees`;</text:p>
      <text:p text:style-name="P22">Avg Salary : SELECT MIN(salary) FROM `employees`;</text:p>
      <text:p text:style-name="P22"/>
      <text:p text:style-name="P18"><text:span text:style-name="T8">10. </text:span>Select the employees whose first_name contains "an"</text:p>
      <text:p text:style-name="P18"/>
      <text:p text:style-name="P23">SELECT employee_id, first_name, last_name FROM `employees`</text:p>
      <text:p text:style-name="P23">WHERE first_name REGEXP 'an';</text:p>
      <text:p text:style-name="P23"/>
      <text:p text:style-name="P18"><text:span text:style-name="T8">11. </text:span>Write an SQL query to display employees who earn more than the average salary in that company</text:p>
      <text:p text:style-name="P18"/>
      <text:p text:style-name="P23">SELECT employee_id, first_name, last_name, salary FROM `employees`</text:p>
      <text:p text:style-name="P23">WHERE salary &gt; (SELECT AVG(salary) FROM employees);</text:p>
      <text:p text:style-name="P23"/>
      <text:p text:style-name="P28"><text:span text:style-name="T8">12. F</text:span>ind the maximum salary from each department.</text:p>
      <text:p text:style-name="P28"/>
      <text:p text:style-name="P29">SELECT department_id, MAX(salary) FROM employees</text:p>
      <text:p text:style-name="P29">GROUP BY department_id;</text:p>
      <text:p text:style-name="P28"/>
      <text:p text:style-name="P28"><text:span text:style-name="T8">13. </text:span>Write a SQL query to display the 5 least earning employees</text:p>
      <text:p text:style-name="P28"/>
      <text:p text:style-name="P29">SELECT employee_id, first_name, last_name, salary FROM `employees`</text:p>
      <text:p text:style-name="P29">ORDER BY salary LIMIT 5;</text:p>
      <text:p text:style-name="P29"/>
      <text:p text:style-name="P28"><text:span text:style-name="T8">14. </text:span>Find the employees hired in the 80s</text:p>
      <text:p text:style-name="P28"/>
      <text:p text:style-name="P29">SELECT employee_id, first_name, last_name, hire_date </text:p>
      <text:p text:style-name="P29">FROM `employees` </text:p>
      <text:p text:style-name="P29">WHERE extract(year from hire_date) = 1994;</text:p>
      <text:p text:style-name="P24"/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6T11:57:57.343855043</meta:creation-date>
    <dc:date>2022-07-07T16:44:36.305788640</dc:date>
    <meta:editing-duration>PT12H16M6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2" meta:paragraph-count="58" meta:word-count="406" meta:character-count="2703" meta:non-whitespace-character-count="2342"/>
  </office:meta>
</office:document-meta>
</file>